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83400000834D9001194.png" manifest:media-type="image/pn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8.999cm" svg:height="8.999cm" svg:x="3.534cm" svg:y="0.02cm">
          <draw:image xlink:href="Pictures/100000000000083400000834D9001194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5-13T07:35:26.992552901</dc:date>
    <meta:editing-duration>PT3M45S</meta:editing-duration>
    <meta:editing-cycles>5</meta:editing-cycles>
    <meta:generator>LibreOffice/24.2.2.2$MacOSX_AARCH64 LibreOffice_project/d56cc158d8a96260b836f100ef4b4ef25d6f1a01</meta:generator>
    <meta:document-statistic meta:object-count="1"/>
  </office:meta>
</office:document-meta>
</file>